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C000001905F1513DF37116A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>
          <draw:text-box>
            <text:p>Entendendo VueJS Templates</text:p>
          </draw:text-box>
        </draw:frame>
        <draw:frame draw:style-name="gr1" draw:text-style-name="P1" draw:layer="layout" svg:width="17.25cm" svg:height="10.582cm" svg:x="5.453cm" svg:y="3.5cm">
          <draw:image xlink:href="Pictures/100000010000028C000001905F1513DF37116A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0:18:47.894572522</meta:creation-date>
    <dc:date>2024-10-17T10:31:48.365442967</dc:date>
    <meta:editing-duration>PT13M</meta:editing-duration>
    <meta:editing-cycles>1</meta:editing-cycles>
    <meta:document-statistic meta:object-count="25"/>
    <meta:generator>LibreOffice/7.4.7.2$Linux_X86_64 LibreOffice_project/40$Build-2</meta:generator>
  </office:meta>
</office:document-meta>
</file>